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ddde9" officeooo:paragraph-rsid="001ddde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ddde9" officeooo:paragraph-rsid="001ddde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dde9" officeooo:paragraph-rsid="001ddd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dde9" officeooo:paragraph-rsid="001ddde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f3c9" officeooo:paragraph-rsid="001ddd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f3c9" officeooo:paragraph-rsid="001ddde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dde9" officeooo:paragraph-rsid="001ddd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79e" officeooo:paragraph-rsid="001e779e" style:font-size-asian="10.5pt" style:font-weight-asian="normal" style:font-size-complex="12pt" style:font-weight-complex="normal"/>
    </style:style>
    <style:style style:name="T1" style:family="text">
      <style:text-properties officeooo:rsid="001ddde9"/>
    </style:style>
    <style:style style:name="T2" style:family="text">
      <style:text-properties officeooo:rsid="000fedf6"/>
    </style:style>
    <style:style style:name="T3" style:family="text">
      <style:text-properties officeooo:rsid="001e77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ATICA ONLINE</text:p>
      <text:p text:style-name="P1"/>
      <text:p text:style-name="P2">Analizador Lexico:</text:p>
      <text:p text:style-name="P2"/>
      <text:p text:style-name="P4">Letra = [a-zA-Z]</text:p>
      <text:p text:style-name="P4">Numero = [0123456789]</text:p>
      <text:p text:style-name="P4">Numero2 = [123456789]</text:p>
      <text:p text:style-name="P4">Caracteres1 = [$_]</text:p>
      <text:p text:style-name="P4">Caracteres2 = [-]</text:p>
      <text:p text:style-name="P4">Coma = [,]</text:p>
      <text:p text:style-name="P4">Punto = [.]</text:p>
      <text:p text:style-name="P4">Salto = \r|\n|\r\n</text:p>
      <text:p text:style-name="P4">Espacio = {Salto} | [ \t\f]</text:p>
      <text:p text:style-name="P4"/>
      <text:p text:style-name="P4">“, “<text:tab/><text:tab/><text:tab/><text:tab/><text:tab/><text:tab/><text:tab/><text:tab/><text:tab/>COMA</text:p>
      <text:p text:style-name="P4">“true”<text:tab/><text:tab/><text:tab/><text:tab/><text:tab/><text:tab/><text:tab/><text:tab/><text:tab/>VERDADERO</text:p>
      <text:p text:style-name="P4">“false”<text:tab/><text:tab/><text:tab/><text:tab/><text:tab/><text:tab/><text:tab/><text:tab/><text:tab/>FALSO</text:p>
      <text:p text:style-name="P4">“{“<text:tab/><text:tab/><text:tab/><text:tab/><text:tab/><text:tab/><text:tab/><text:tab/><text:tab/>LLAVE_A</text:p>
      <text:p text:style-name="P4">“}”<text:tab/><text:tab/><text:tab/><text:tab/><text:tab/><text:tab/><text:tab/><text:tab/><text:tab/>LLAVE_B</text:p>
      <text:p text:style-name="P4">“[“<text:tab/><text:tab/><text:tab/><text:tab/><text:tab/><text:tab/><text:tab/><text:tab/><text:tab/>AGRUPACION_A</text:p>
      <text:p text:style-name="P4">“]”<text:tab/><text:tab/><text:tab/><text:tab/><text:tab/><text:tab/><text:tab/><text:tab/><text:tab/>AGRUPACION_B</text:p>
      <text:p text:style-name="P4">“:”<text:tab/><text:tab/><text:tab/><text:tab/><text:tab/><text:tab/><text:tab/><text:tab/><text:tab/>DOS_PUNTOS</text:p>
      <text:p text:style-name="P4">“.”<text:tab/><text:tab/><text:tab/><text:tab/><text:tab/><text:tab/><text:tab/><text:tab/><text:tab/>PUNTO</text:p>
      <text:p text:style-name="P4">“\””<text:tab/><text:tab/><text:tab/><text:tab/><text:tab/><text:tab/><text:tab/><text:tab/><text:tab/>COMILLAS</text:p>
      <text:p text:style-name="P4">“ACCIONES”<text:tab/><text:tab/><text:tab/><text:tab/><text:tab/><text:tab/><text:tab/><text:tab/>ACCIONES</text:p>
      <text:p text:style-name="P5">“<text:span text:style-name="T2">Flota”<text:tab/><text:tab/><text:tab/><text:tab/><text:tab/><text:tab/><text:tab/><text:tab/><text:tab/>Flota</text:span></text:p>
      <text:p text:style-name="P5">“<text:span text:style-name="T2">planetaOrigen”<text:tab/><text:tab/><text:tab/><text:tab/><text:tab/><text:tab/><text:tab/>planetaOrigen</text:span></text:p>
      <text:p text:style-name="P5">“<text:span text:style-name="T2">planetaDestino”<text:tab/><text:tab/><text:tab/><text:tab/><text:tab/><text:tab/><text:tab/>planetaDestino</text:span></text:p>
      <text:p text:style-name="P5">“<text:span text:style-name="T2">noNaves”<text:tab/><text:tab/><text:tab/><text:tab/><text:tab/><text:tab/><text:tab/><text:tab/>noNaves</text:span></text:p>
      <text:p text:style-name="P5">“<text:span text:style-name="T2">noJugadorEnvio”<text:tab/><text:tab/><text:tab/><text:tab/><text:tab/><text:tab/><text:tab/>noJugadorEnvio</text:span></text:p>
      <text:p text:style-name="P5">“<text:span text:style-name="T2">noJugadorAtaque”<text:tab/><text:tab/><text:tab/><text:tab/><text:tab/><text:tab/><text:tab/>noJugadorAtaque</text:span></text:p>
      <text:p text:style-name="P5">“<text:span text:style-name="T2">turnoLlegada”<text:tab/><text:tab/><text:tab/><text:tab/><text:tab/><text:tab/><text:tab/>turnoLlegada</text:span></text:p>
      <text:p text:style-name="P5">“<text:span text:style-name="T2">verificador”<text:tab/><text:tab/><text:tab/><text:tab/><text:tab/><text:tab/><text:tab/><text:tab/>verificador</text:span></text:p>
      <text:p text:style-name="P5">“<text:span text:style-name="T2">IMPACTOS”<text:tab/><text:tab/><text:tab/><text:tab/><text:tab/><text:tab/><text:tab/><text:tab/>IMPACTOS</text:span></text:p>
      <text:p text:style-name="P5">“<text:span text:style-name="T2">navesRestantes”<text:tab/><text:tab/><text:tab/><text:tab/><text:tab/><text:tab/><text:tab/>navesRestantes</text:span></text:p>
      <text:p text:style-name="P5">“<text:span text:style-name="T2">estado”<text:tab/><text:tab/><text:tab/><text:tab/><text:tab/><text:tab/><text:tab/><text:tab/>estado</text:span></text:p>
      <text:p text:style-name="P5">“<text:span text:style-name="T2">mensaje”<text:tab/><text:tab/><text:tab/><text:tab/><text:tab/><text:tab/><text:tab/><text:tab/>mensaje</text:span></text:p>
      <text:p text:style-name="P5">“<text:span text:style-name="T2">estadoJugador”<text:tab/><text:tab/><text:tab/><text:tab/><text:tab/><text:tab/><text:tab/>estadoJugador</text:span></text:p>
      <text:p text:style-name="P5">“<text:span text:style-name="T2">noFlota”<text:tab/><text:tab/><text:tab/><text:tab/><text:tab/><text:tab/><text:tab/><text:tab/>noFlota</text:span></text:p>
      <text:p text:style-name="P5">“<text:span text:style-name="T2">jugadorAtacante”<text:tab/><text:tab/><text:tab/><text:tab/><text:tab/><text:tab/><text:tab/>jugadorAtacante</text:span></text:p>
      <text:p text:style-name="P5">“<text:span text:style-name="T2">planetaAtacante”<text:tab/><text:tab/><text:tab/><text:tab/><text:tab/><text:tab/><text:tab/>planetaAtacante</text:span></text:p>
      <text:p text:style-name="P5">“<text:span text:style-name="T2">RESUMEN”<text:tab/><text:tab/><text:tab/><text:tab/><text:tab/><text:tab/><text:tab/><text:tab/>RESUMEN</text:span></text:p>
      <text:p text:style-name="P5">“<text:span text:style-name="T2">VIVO”<text:tab/><text:tab/><text:tab/><text:tab/><text:tab/><text:tab/><text:tab/><text:tab/>VIVO</text:span></text:p>
      <text:p text:style-name="P5">“<text:span text:style-name="T2">CONQUISTADO”<text:tab/><text:tab/><text:tab/><text:tab/><text:tab/><text:tab/><text:tab/>CONQUISTADO</text:span></text:p>
      <text:p text:style-name="P5">“<text:span text:style-name="T2">turnoJugador”<text:tab/><text:tab/><text:tab/><text:tab/><text:tab/><text:tab/><text:tab/>turnoJugador</text:span></text:p>
      <text:p text:style-name="P5">“<text:span text:style-name="T2">HUMANO”<text:tab/><text:tab/><text:tab/><text:tab/><text:tab/><text:tab/><text:tab/><text:tab/>HUMANO</text:span></text:p>
      <text:p text:style-name="P5">“<text:span text:style-name="T2">DIFICIL”<text:tab/><text:tab/><text:tab/><text:tab/><text:tab/><text:tab/> <text:tab/><text:tab/>DIFICIL</text:span></text:p>
      <text:p text:style-name="P5">“<text:span text:style-name="T2">FACIL”<text:tab/><text:tab/><text:tab/><text:tab/><text:tab/><text:tab/><text:tab/><text:tab/>FACIL</text:span></text:p>
      <text:p text:style-name="P5"><text:soft-page-break/>“<text:span text:style-name="T1">GENERAL”<text:tab/><text:tab/><text:tab/><text:tab/><text:tab/><text:tab/><text:tab/><text:tab/>GENERAL</text:span></text:p>
      <text:p text:style-name="P5">“<text:span text:style-name="T1">turno”<text:tab/><text:tab/><text:tab/><text:tab/><text:tab/><text:tab/><text:tab/><text:tab/>turno</text:span></text:p>
      <text:p text:style-name="P5">("(-"{Numero}+")") | {Numero}+ <text:s/><text:tab/><text:tab/><text:tab/><text:tab/><text:tab/>ENTERO</text:p>
      <text:p text:style-name="P5">{Numero}*{Coma}{Numero}*{Coma}{Numero}*{Coma}{Numero}* <text:tab/><text:tab/></text:p>
      <text:p text:style-name="P5"><text:tab/><text:tab/><text:tab/><text:tab/><text:tab/><text:tab/><text:tab/><text:tab/><text:tab/><text:tab/><text:tab/><text:tab/>COLOR</text:p>
      <text:p text:style-name="P5">({Numero2}{Numero}*{Punto}|{Punto}|{Numero}{Punto}){Numero}*{Numero}</text:p>
      <text:p text:style-name="P5"><text:tab/><text:tab/><text:tab/><text:tab/><text:tab/><text:tab/><text:tab/><text:tab/><text:tab/><text:tab/><text:tab/><text:tab/>DECIMAL</text:p>
      <text:p text:style-name="P5">({Letra}|{Caracteres1})({Letra}|{Numero}|{Caracteres1}|{Caracteres2})*</text:p>
      <text:p text:style-name="P5"><text:tab/><text:tab/><text:tab/><text:tab/><text:tab/><text:tab/><text:tab/><text:tab/><text:tab/><text:tab/><text:tab/><text:tab/>ID</text:p>
      <text:p text:style-name="P5">{Espacio}*<text:tab/><text:tab/><text:tab/><text:tab/><text:tab/><text:tab/><text:tab/><text:tab/>{}</text:p>
      <text:p text:style-name="P5">.<text:tab/><text:tab/><text:tab/><text:tab/><text:tab/><text:tab/><text:tab/><text:tab/><text:tab/>{}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Analizador Sintactico:</text:p>
      <text:p text:style-name="P3"/>
      <text:p text:style-name="P8">T……………..VERDADERO, FALSO, LLAVE_A, LLAVE_B, AGRUPACION_A, <text:tab/><text:tab/><text:tab/><text:tab/><text:tab/>AGRUPACION_B, DOS_PUNTOS, COMA, PUNTO, COMILLAS,</text:p>
      <text:p text:style-name="P8"><text:tab/> <text:s text:c="11"/>MAPA, id, size, alAzar, pNeutrales, mapaCiego, acumular, NEUTRALES, <text:tab/><text:tab/><text:tab/><text:tab/>mostrarNaves, mostrarEstadisticas,</text:p>
      <text:p text:style-name="P8"><text:s text:c="13"/><text:tab/>produccion, finalizacion, PLANETAS, nombre, naves, porcMuertes, <text:tab/><text:tab/><text:tab/><text:tab/><text:tab/>PLANETAS_NEUTRALES, JUGADORES, planetas,</text:p>
      <text:p text:style-name="P8"><text:tab/> <text:s text:c="11"/>tipo, HUMANO, DIFICIL, FACIL, ENTERO, DECIMAL, ID, filas, columnas, color, <text:tab/><text:tab/><text:tab/>posX, posY, COLOR, SECUENCIAS,</text:p>
      <text:p text:style-name="P8"><text:s/><text:tab/> <text:s text:c="11"/>TURNO, ACCIONES, Flota, planetaOrigen, planetaDestino, noNaves, noJugadorEnvio, <text:tab/><text:tab/>noJugadorAtaque, CONQUISTADO,</text:p>
      <text:p text:style-name="P8"><text:tab/> <text:s text:c="11"/>turnoLlegada, verificador, IMPACTOS, navesRestantes, estado, mensaje, <text:tab/><text:tab/><text:tab/><text:tab/>estadoJugador, noFlota, VIVO,</text:p>
      <text:p text:style-name="P8"><text:s text:c="13"/><text:tab/>RESUMEN, JUGANDO, FUERA, jugadorAtacante, planetaAtacante, turnoJugador, <text:tab/><text:tab/><text:tab/>GENERAL, turno;</text:p>
      <text:p text:style-name="P8"/>
      <text:p text:style-name="P8">N……………..{ a, c3, p1, c4, c5, c6, c7, c8, c9 , c10, c11, c12, c2, c1, c, f, f1, f2, f3, p5, e2, e, e1, <text:tab/><text:tab/><text:tab/> p3, d4, d5, d6, d7, d8, d9, p2, p3, d2, d1, d, b, p4, inicio }</text:p>
      <text:p text:style-name="P8"><text:s text:c="2"/></text:p>
      <text:p text:style-name="P8">So…………….{inicio}</text:p>
      <text:p text:style-name="P8"/>
      <text:p text:style-name="P8"><text:tab/>inicio ::= a</text:p>
      <text:p text:style-name="P8">;</text:p>
      <text:p text:style-name="P7"><text:tab/>a ::= SECUENCIAS LLAVE_A b LLAVE_B</text:p>
      <text:p text:style-name="P7">;</text:p>
      <text:p text:style-name="P7"><text:tab/>b ::= c b</text:p>
      <text:p text:style-name="P7"><text:tab/>| e b</text:p>
      <text:p text:style-name="P7"><text:tab/>| COMA p4</text:p>
      <text:p text:style-name="P7"><text:tab/>|</text:p>
      <text:p text:style-name="P7"><text:tab/>| error</text:p>
      <text:p text:style-name="P7">;</text:p>
      <text:p text:style-name="P7"><text:tab/>p4 ::= c b</text:p>
      <text:p text:style-name="P7"><text:tab/>| e b</text:p>
      <text:p text:style-name="P7"><text:tab/>| error</text:p>
      <text:p text:style-name="P7">;</text:p>
      <text:p text:style-name="P7"><text:tab/>c ::= ACCIONES LLAVE_A c1 LLAVE_B</text:p>
      <text:p text:style-name="P7"><text:tab/>| ACCIONES LLAVE_A LLAVE_B<text:tab/></text:p>
      <text:p text:style-name="P7">;</text:p>
      <text:p text:style-name="P7"><text:tab/>c1 ::= ID DOS_PUNTOS AGRUPACION_A c2 AGRUPACION_B c1</text:p>
      <text:p text:style-name="P7"><text:tab/>| ID DOS_PUNTOS AGRUPACION_A c2 AGRUPACION_B</text:p>
      <text:p text:style-name="P7">;</text:p>
      <text:p text:style-name="P7"><text:tab/>c2 ::= Flota AGRUPACION_A c3 AGRUPACION_B c2</text:p>
      <text:p text:style-name="P7"><text:tab/>| <text:s/>Flota AGRUPACION_A c3 AGRUPACION_B</text:p>
      <text:p text:style-name="P7">;</text:p>
      <text:p text:style-name="P7"><text:tab/>c3 ::= c4 c3</text:p>
      <text:p text:style-name="P7"><text:tab/>| c5 c3</text:p>
      <text:p text:style-name="P7"><text:tab/>| c6 c3</text:p>
      <text:p text:style-name="P7"><text:soft-page-break/><text:tab/>| c7 c3</text:p>
      <text:p text:style-name="P7"><text:tab/>| c8 c3</text:p>
      <text:p text:style-name="P7"><text:tab/>| c9 c3</text:p>
      <text:p text:style-name="P7"><text:tab/>| c10 c3</text:p>
      <text:p text:style-name="P7"><text:tab/>| c11 c3</text:p>
      <text:p text:style-name="P7"><text:tab/>| c12 c3</text:p>
      <text:p text:style-name="P7"><text:tab/>| COMA p1</text:p>
      <text:p text:style-name="P7"><text:tab/>| </text:p>
      <text:p text:style-name="P7"><text:tab/>| error</text:p>
      <text:p text:style-name="P7">;</text:p>
      <text:p text:style-name="P7"><text:tab/>p1 ::= c4 c3</text:p>
      <text:p text:style-name="P7"><text:tab/>| c5 c3</text:p>
      <text:p text:style-name="P7"><text:tab/>| c6 c3 </text:p>
      <text:p text:style-name="P7"><text:tab/>| c7 c3</text:p>
      <text:p text:style-name="P7"><text:tab/>| c8 c3</text:p>
      <text:p text:style-name="P7"><text:tab/>| c9 c3</text:p>
      <text:p text:style-name="P7"><text:tab/>| c10 c3</text:p>
      <text:p text:style-name="P7"><text:tab/>| c11 c3</text:p>
      <text:p text:style-name="P7"><text:tab/>| c12 c3</text:p>
      <text:p text:style-name="P7"><text:tab/>| error</text:p>
      <text:p text:style-name="P7">;</text:p>
      <text:p text:style-name="P7"/>
      <text:p text:style-name="P7"><text:tab/>c4 ::= noFlota DOS_PUNTOS ENTERO</text:p>
      <text:p text:style-name="P5"><text:span text:style-name="T2">;</text:span></text:p>
      <text:p text:style-name="P5"><text:tab/><text:span text:style-name="T1">c5 ::= planetaOrigen DOS_PUNTOS ID</text:span></text:p>
      <text:p text:style-name="P5">;</text:p>
      <text:p text:style-name="P5"><text:tab/><text:span text:style-name="T1">c6 ::= planetaDestino DOS_PUNTOS ID</text:span></text:p>
      <text:p text:style-name="P5">;</text:p>
      <text:p text:style-name="P5"><text:tab/><text:span text:style-name="T1">c7 ::= noNaves DOS_PUNTOS ENTERO</text:span></text:p>
      <text:p text:style-name="P5">;</text:p>
      <text:p text:style-name="P5"><text:tab/><text:span text:style-name="T1">c8 ::= noJugadorEnvio DOS_PUNTOS ENTERO</text:span></text:p>
      <text:p text:style-name="P5">;</text:p>
      <text:p text:style-name="P5"><text:tab/><text:span text:style-name="T1">c9 ::= noJugadorAtaque DOS_PUNTOS ENTERO</text:span></text:p>
      <text:p text:style-name="P5">;</text:p>
      <text:p text:style-name="P5"><text:tab/><text:span text:style-name="T1">c10 ::= porcMuertes DOS_PUNTOS DECIMAL</text:span></text:p>
      <text:p text:style-name="P5">;</text:p>
      <text:p text:style-name="P5"><text:tab/><text:span text:style-name="T1">c11 ::= turnoLlegada DOS_PUNTOS ENTERO</text:span></text:p>
      <text:p text:style-name="P5">;</text:p>
      <text:p text:style-name="P5"><text:tab/><text:span text:style-name="T1">c12 ::= verificador DOS_PUNTOS VERDADERO</text:span></text:p>
      <text:p text:style-name="P5"><text:tab/><text:span text:style-name="T1">| verificador DOS_PUNTOS FALSO</text:span></text:p>
      <text:p text:style-name="P5">;</text:p>
      <text:p text:style-name="P5"><text:tab/><text:span text:style-name="T1">e ::= RESUMEN LLAVE_A e1 LLAVE_B</text:span></text:p>
      <text:p text:style-name="P5">;</text:p>
      <text:p text:style-name="P5"><text:tab/><text:span text:style-name="T1">e1 ::= e2 e1</text:span></text:p>
      <text:p text:style-name="P5"><text:tab/><text:span text:style-name="T1">| COMA p3</text:span></text:p>
      <text:p text:style-name="P5"><text:tab/><text:span text:style-name="T1">| </text:span></text:p>
      <text:p text:style-name="P5">;</text:p>
      <text:p text:style-name="P5"><text:tab/><text:span text:style-name="T3">p3 ::= e2 e1</text:span></text:p>
      <text:p text:style-name="P5">;</text:p>
      <text:p text:style-name="P5"><text:soft-page-break/><text:tab/><text:span text:style-name="T3">e2 ::= estado ID DOS_PUNTOS VERDADERO</text:span></text:p>
      <text:p text:style-name="P5"><text:tab/><text:span text:style-name="T3">| estado ID DOS_PUNTOS FALSO</text:span></text:p>
      <text:p text:style-name="P5"><text:tab/><text:span text:style-name="T3">| error</text:span></text:p>
      <text:p text:style-name="P5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9:18:35.562122030</meta:creation-date>
    <dc:date>2020-03-29T19:38:21.736079197</dc:date>
    <meta:editing-duration>PT17S</meta:editing-duration>
    <meta:editing-cycles>1</meta:editing-cycles>
    <meta:document-statistic meta:table-count="0" meta:image-count="0" meta:object-count="0" meta:page-count="5" meta:paragraph-count="145" meta:word-count="467" meta:character-count="3577" meta:non-whitespace-character-count="2765"/>
    <meta:generator>LibreOffice/6.0.7.3$Linux_X86_64 LibreOffice_project/00m0$Build-3</meta:generator>
  </office:meta>
</office:document-meta>
</file>